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8196" officeooo:paragraph-rsid="00018196" style:font-weight-asian="bold" style:font-weight-complex="bold"/>
    </style:style>
    <style:style style:name="P2" style:family="paragraph" style:parent-style-name="Standard">
      <style:text-properties fo:font-weight="bold" officeooo:rsid="0002fc0a" officeooo:paragraph-rsid="0002fc0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4eae9" officeooo:paragraph-rsid="0004eae9" style:font-weight-asian="bold" style:font-weight-complex="bold"/>
    </style:style>
    <style:style style:name="P4" style:family="paragraph" style:parent-style-name="Standard">
      <style:text-properties fo:font-weight="normal" officeooo:rsid="00018196" officeooo:paragraph-rsid="00018196" style:font-weight-asian="normal" style:font-weight-complex="normal"/>
    </style:style>
    <style:style style:name="P5" style:family="paragraph" style:parent-style-name="Standard">
      <style:text-properties fo:font-weight="normal" officeooo:rsid="0002fc0a" officeooo:paragraph-rsid="0002fc0a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04eae9" officeooo:paragraph-rsid="0004eae9" style:font-weight-asian="normal" style:font-weight-complex="normal"/>
    </style:style>
    <style:style style:name="T1" style:family="text">
      <style:text-properties officeooo:rsid="0002fc0a"/>
    </style:style>
    <style:style style:name="T2" style:family="text">
      <style:text-properties officeooo:rsid="0004ea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F 001 – Cadastro de usuário</text:p>
      <text:p text:style-name="P1"/>
      <text:p text:style-name="P1">Especificação funcional detalhada:</text:p>
      <text:p text:style-name="P4">Esta funcionalidade deverá cadastrar um novo usuário ao sistema. Os próprios usuários poderão ter a opção de se cadastrarem no site fornecendo: nome, endereço, telefone, sexo, escolaridade, profissão, preferências, foto, e-mail e senha.</text:p>
      <text:p text:style-name="P4"/>
      <text:p text:style-name="P1">Regras de negócio:</text:p>
      <text:p text:style-name="P4">- Os campos nome, e-mail e senha são de preenchimento obrigatório.</text:p>
      <text:p text:style-name="P4">- Não podem haver duplicidades de e-mail.</text:p>
      <text:p text:style-name="P4">- Os usuários deverão ter a idade mínima de 18 anos.</text:p>
      <text:p text:style-name="P4">- Serão verificados a integridade dos dados fornecidos.</text:p>
      <text:p text:style-name="P4">- A senha deve conter no mínimo 8 caracteres, letras, números e caracteres especiais.</text:p>
      <text:p text:style-name="P4"/>
      <text:p text:style-name="P4"/>
      <text:p text:style-name="P1">RF 00<text:span text:style-name="T1">2</text:span> – Edição de usuários</text:p>
      <text:p text:style-name="P1"/>
      <text:p text:style-name="P1">Especificação funcional detalhada:</text:p>
      <text:p text:style-name="P4">Esta funcionalidade permitirá a edição de usuários já cadastrados. Os usuários poderão ter acesso a esta funcionalidade no site podendo mudar todos os dados já cadastrados.</text:p>
      <text:p text:style-name="P4"/>
      <text:p text:style-name="P1">Regras de negócio:</text:p>
      <text:p text:style-name="P4">- Cumprir com as regras de negócio da RF001.</text:p>
      <text:p text:style-name="P4">- O usuário deve estar logado para efetuar a função.</text:p>
      <text:p text:style-name="P4">- Deve pedir confirmação antes de efetuar a função.</text:p>
      <text:p text:style-name="P4">- O usuário deve fornecer a senha já cadastrada para efetuar a função.</text:p>
      <text:p text:style-name="P4"/>
      <text:p text:style-name="P4"/>
      <text:p text:style-name="P1">RF 00<text:span text:style-name="T1">3</text:span> – <text:span text:style-name="T1">Seleção de usuários</text:span></text:p>
      <text:p text:style-name="P1"/>
      <text:p text:style-name="P2">Especificação funcional detalhada:</text:p>
      <text:p text:style-name="P5">Esta funcionalidade permitirá que o usuário selecione outros usuários já cadastrados. Os usuários poderão aplicar filtros na consulta através de cada campo <text:span text:style-name="T2">cadastrado.</text:span></text:p>
      <text:p text:style-name="P5"/>
      <text:p text:style-name="P3">Regras de negócio:</text:p>
      <text:p text:style-name="P6">- O usuário deve estar logado para efetuar a tarefa.</text:p>
      <text:p text:style-name="P6">- O resultado deve ser exibido por proximidade do endereço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9T20:59:45.451643696</meta:creation-date>
    <dc:date>2016-04-29T22:26:20.706843786</dc:date>
    <meta:editing-duration>PT37M54S</meta:editing-duration>
    <meta:editing-cycles>1</meta:editing-cycles>
    <meta:document-statistic meta:table-count="0" meta:image-count="0" meta:object-count="0" meta:page-count="1" meta:paragraph-count="23" meta:word-count="227" meta:character-count="1441" meta:non-whitespace-character-count="1234"/>
    <meta:generator>LibreOffice/4.4.3.2$Linux_X86_64 LibreOffice_project/40m0$Build-2</meta:generator>
  </office:meta>
</office:document-meta>
</file>